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4" style:family="paragraph" style:parent-style-name="Footer">
      <style:paragraph-properties fo:text-align="end" style:justify-single-word="false"/>
    </style:style>
    <style:style style:name="P5" style:family="paragraph" style:parent-style-name="Standard">
      <style:paragraph-properties fo:text-align="start" style:justify-single-word="false"/>
      <style:text-properties officeooo:paragraph-rsid="000a7932"/>
    </style:style>
    <style:style style:name="P6" style:family="paragraph" style:parent-style-name="Standard">
      <style:paragraph-properties fo:text-align="start" style:justify-single-word="false" fo:break-before="page"/>
      <style:text-properties officeooo:paragraph-rsid="000a7932"/>
    </style:style>
    <style:style style:name="P7" style:family="paragraph" style:parent-style-name="Text_20_body">
      <style:text-properties style:font-name="Liberation Sans" officeooo:rsid="001791f6" officeooo:paragraph-rsid="001791f6"/>
    </style:style>
    <style:style style:name="P8" style:family="paragraph" style:parent-style-name="Text_20_body">
      <style:text-properties officeooo:rsid="0018fa50" officeooo:paragraph-rsid="0018fa50"/>
    </style:style>
    <style:style style:name="P9" style:family="paragraph" style:parent-style-name="Text_20_body">
      <style:text-properties officeooo:paragraph-rsid="0018fa50"/>
    </style:style>
    <style:style style:name="P10" style:family="paragraph" style:parent-style-name="Text_20_body">
      <style:text-properties officeooo:rsid="0019581f" officeooo:paragraph-rsid="0019581f"/>
    </style:style>
    <style:style style:name="P11" style:family="paragraph" style:parent-style-name="Text_20_body">
      <style:text-properties officeooo:paragraph-rsid="0019581f"/>
    </style:style>
    <style:style style:name="P12" style:family="paragraph" style:parent-style-name="Table_20_Contents">
      <style:text-properties fo:color="#000000" style:font-name="Liberation Sans" fo:font-size="10pt" officeooo:rsid="001791f6" officeooo:paragraph-rsid="001791f6" style:font-size-asian="10pt" style:font-size-complex="10pt"/>
    </style:style>
    <style:style style:name="P1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14" style:family="paragraph" style:parent-style-name="Heading_20_2">
      <style:text-properties officeooo:rsid="0018fa50" officeooo:paragraph-rsid="0018fa50"/>
    </style:style>
    <style:style style:name="P15" style:family="paragraph" style:parent-style-name="Heading_20_2">
      <style:text-properties officeooo:rsid="0019581f" officeooo:paragraph-rsid="0019581f"/>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officeooo:rsid="001791f6" officeooo:paragraph-rsid="001791f6"/>
    </style:style>
    <style:style style:name="P18" style:family="paragraph" style:parent-style-name="Heading_20_1">
      <style:text-properties officeooo:rsid="0018fa50" officeooo:paragraph-rsid="0018fa50"/>
    </style:style>
    <style:style style:name="P19" style:family="paragraph" style:parent-style-name="Heading_20_1">
      <style:text-properties officeooo:rsid="0019581f" officeooo:paragraph-rsid="0019581f"/>
    </style:style>
    <style:style style:name="T1" style:family="text">
      <style:text-properties officeooo:rsid="0018fa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_Toc1101_1605399620" text:style-name="Index_20_Link" text:visited-style-name="Index_20_Link">Einleitung<text:tab/>2</text:a></text:p>
        </text:index-body>
      </text:table-of-content>
      <text:p text:style-name="P5"/>
      <text:p text:style-name="P6"/>
      <text:h text:style-name="P17" text:outline-level="1" text:restart-numbering="true" text:start-value="-1"><text:bookmark-start text:name="__RefHeading___Toc1101_1605399620"/>Einleitung<text:bookmark-end text:name="__RefHeading___Toc1101_1605399620"/></text:h>
      <text:p text:style-name="P7">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p text:style-name="P7"/>
      <text:h text:style-name="P18" text:outline-level="1">Aufbau des Systems</text:h>
      <text:p text:style-name="P8">In diesem Kapitel wird beschrieben, wie das System aufgebaut ist. Dabei wird auf die Architektur des Systems, aber auch auf die Softwarearchitektur eingegangen. </text:p>
      <text:h text:style-name="P14" text:outline-level="2">Systemarchitektur</text:h>
      <text:p text:style-name="P9">-<text:span text:style-name="T1">worauf baut das System auf? Webserver, Sprachen, Frameworks, warum wurde diese gewählt</text:span></text:p>
      <text:h text:style-name="P14" text:outline-level="2">Anwendungsarchitektur</text:h>
      <text:p text:style-name="P8">Welche Designpatterns werden übernommen, MVC… welche Schichten gibt es in der Architektur und welchen Zweck erfüllen sie? Begründung, warum so entschieden wurde.</text:p>
      <text:p text:style-name="P8">Architekturaspekte, die zu beachten sind:</text:p>
      <text:p text:style-name="P8">Persistenz: wie werden Daten dauerhaft gespeichert?  </text:p>
      <text:p text:style-name="P8">Geschäftsregeln: was muss überprüft werden, wie sind die Abläufe?  </text:p>
      <text:p text:style-name="P8">Integration: müssen bestehende Systeme eingebunden werden?  </text:p>
      <text:p text:style-name="P8">Verteilung: muss das System in verteilter Umgebung ablaufen können?  </text:p>
      <text:p text:style-name="P8">Kommunikation: wie werden Daten zwischen Systemteilen übertragen?  </text:p>
      <text:p text:style-name="P8">Navigation: wie interagiert der Benutzer mit dem System?</text:p>
      <text:p text:style-name="P8"> Ergonomie: wie ist die grafische Benutzeroberfläche gestaltet? </text:p>
      <text:p text:style-name="P8"><text:soft-page-break/> Internationalisierung: ist Mehrsprachigkeit notwendig? Gibt es landesspezifische Unterschiede? </text:p>
      <text:p text:style-name="P8"> Sicherheit: müssen Daten verschlüsselt oder anderweitig besonders geschützt werden?</text:p>
      <text:p text:style-name="P8"><text:s/> Protokollierung: welche Daten müssen protokolliert werden? </text:p>
      <text:p text:style-name="P8"> Ausnahmebehandlung: welche Fehler können auftreten und wie behandle ich sie?</text:p>
      <text:p text:style-name="P8"/>
      <text:p text:style-name="P8">Nutzen von UML Diagrammen?</text:p>
      <text:p text:style-name="P8"/>
      <text:p text:style-name="P10">Grob/ Feinkonzept erarbeiten</text:p>
      <text:p text:style-name="P10"/>
      <text:h text:style-name="P19" text:outline-level="1">Grafische Benutzeroberfläche</text:h>
      <text:p text:style-name="P10">Einleitung</text:p>
      <text:h text:style-name="P15" text:outline-level="2">Aufbaue der Oberfläche, wie wird sie geschrieben?</text:h>
      <text:p text:style-name="P11"/>
      <text:h text:style-name="P15" text:outline-level="2">Wireframes/Screendesigns</text:h>
      <text:p text:style-name="P11"/>
      <text:p text:style-name="P10">Allgemeines</text:p>
      <text:p text:style-name="P10"/>
      <text:p text:style-name="P10"> Das Pflichtenheft ist eine technisch detaillierte Version des Lastenhefts und enthält daher alle Bestandteile des Lastenhefts</text:p>
      <text:p text:style-name="P10"><text:s/> Darüber hinaus sind folgende Bestandteile wichtig - Software-Architektur - UML-Diagramme und Auswahl technischer Komponenten - Wireframes und Screendesign bzw. Intents und Utterances mit Slots </text:p>
      <text:p text:style-name="P10"> Unterschiede Lasten-/Pflichtenheft - Lastenheft ist aus fachlicher Sicht geschrieben und muss von der Fachabteilung verstanden werden, Pflichtenheft ist aus technischer Sicht geschrieben und adressiert die Entwickler oder technisch versierte Mitarbeiter des K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Bearbeiter</text:p>
            </table:table-cell>
            <table:table-cell table:style-name="Tabelle1.A1" office:value-type="string">
              <text:p text:style-name="MP5"><text:page-number text:select-page="current">3</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8T11:52:04.998197350</dc:date>
    <meta:editing-duration>PT1H27M12S</meta:editing-duration>
    <meta:editing-cycles>9</meta:editing-cycles>
    <meta:generator>LibreOffice/5.4.5.1$Linux_X86_64 LibreOffice_project/40m0$Build-1</meta:generator>
    <meta:document-statistic meta:table-count="2" meta:image-count="1" meta:object-count="0" meta:page-count="3" meta:paragraph-count="38" meta:word-count="326" meta:character-count="2583" meta:non-whitespace-character-count="2283"/>
  </office:meta>
</office:document-meta>
</file>